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83cb6"/>
    </style:style>
    <style:style style:name="P2" style:family="paragraph" style:parent-style-name="Standard">
      <style:text-properties officeooo:rsid="0018faa4" officeooo:paragraph-rsid="0018faa4"/>
    </style:style>
    <style:style style:name="T1" style:family="text">
      <style:text-properties officeooo:rsid="0016ccbe"/>
    </style:style>
    <style:style style:name="T2" style:family="text">
      <style:text-properties officeooo:rsid="00183cb6"/>
    </style:style>
    <style:style style:name="T3" style:family="text">
      <style:text-properties officeooo:rsid="001a2346"/>
    </style:style>
    <style:style style:name="T4" style:family="text">
      <style:text-properties officeooo:rsid="001a4bc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ultimate goal is to make the inaccessible <text:span text:style-name="T1">easily accessible. Dry Oar is is dedicates to bringing the wondrous great outdoors to adventurers. To achieve this, a web page is needed to provide trip information, available booking, price, and an environment that educes adventure. Information that is required for this site includes a bit about the company such as a mission statement, what trips are available, and costumer reviews. There also needs to be a page that is dedicated to booking so customers can easily see what </text:span><text:span text:style-name="T2">trips are available</text:span><text:span text:style-name="T1"> </text:span><text:span text:style-name="T2">including locations, duration, </text:span><text:span text:style-name="T1">and how many spots are available for each trip, so planning a fantastic outing is a breeze. </text:span></text:p>
      <text:p text:style-name="P1"/>
      <text:p text:style-name="P1"/>
      <text:p text:style-name="P2">The target audience are adventurers of all kinds and levels. <text:span text:style-name="T3">The goal is to have options for people who want hardcore adventure and people who are looking to simply spend time outdoors. </text:span><text:span text:style-name="T4">The goal is to have something for everyone as people visiting the site want to go river rafting. Dry Oar is providing guides and equipment for these trips so people can enjoy the sport without having to spend thousands on the equipment. We are also providing a safe experience with experienced guides so everyone can be safe while having fun. The site will likely be accessed by mobile devices as Dry Oar doesn’t have a large online presence so a lot of the traffic will probably come from the existing posters and information boards that are posted.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15T10:47:56.059000000</meta:creation-date>
    <dc:date>2022-01-15T16:09:13.554000000</dc:date>
    <meta:editing-duration>PT4H18M38S</meta:editing-duration>
    <meta:editing-cycles>1</meta:editing-cycles>
    <meta:document-statistic meta:table-count="0" meta:image-count="0" meta:object-count="0" meta:page-count="1" meta:paragraph-count="2" meta:word-count="239" meta:character-count="1405" meta:non-whitespace-character-count="1166"/>
    <meta:generator>LibreOffice/7.2.4.1$Windows_X86_64 LibreOffice_project/27d75539669ac387bb498e35313b970b7fe9c4f9</meta:generator>
  </office:meta>
</office:document-meta>
</file>